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draw:textarea-horizontal-align="left" draw:textarea-vertical-align="top" fo:min-height="12.065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subtitle">
      <style:graphic-properties draw:fill-color="#ffffff" draw:textarea-horizontal-align="left" draw:textarea-vertical-align="top" fo:min-height="9.134cm"/>
      <style:paragraph-properties style:writing-mode="lr-tb"/>
    </style:style>
    <style:style style:name="pr5" style:family="presentation" style:parent-style-name="標準-subtitle">
      <style:graphic-properties draw:fill-color="#ffffff" draw:textarea-horizontal-align="left" draw:textarea-vertical-align="top" fo:min-height="9.434cm"/>
      <style:paragraph-properties style:writing-mode="lr-tb"/>
    </style:style>
    <style:style style:name="pr6" style:family="presentation" style:parent-style-name="標準-subtitle">
      <style:graphic-properties draw:fill-color="#ffffff" draw:textarea-horizontal-align="left" draw:textarea-vertical-align="top" fo:min-height="9.536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0pt" style:font-size-asian="20pt" style:font-size-complex="32pt"/>
    </style:style>
    <style:style style:name="P4" style:family="paragraph">
      <loext:graphic-properties draw:fill-color="#ffffff"/>
      <style:paragraph-properties style:writing-mode="lr-tb"/>
    </style:style>
    <style:style style:name="P5" style:family="paragraph">
      <style:paragraph-properties fo:text-align="start"/>
      <style:text-properties fo:font-size="24pt" style:font-size-asian="24pt"/>
    </style:style>
    <style:style style:name="P6" style:family="paragraph">
      <style:paragraph-properties fo:margin-left="0cm" fo:margin-right="0cm" fo:text-align="start" fo:text-indent="0cm"/>
      <style:text-properties fo:font-size="24pt" style:font-size-asian="24pt"/>
    </style:style>
    <style:style style:name="P7" style:family="paragraph">
      <loext:graphic-properties draw:fill-color="#ffffff"/>
      <style:paragraph-properties fo:text-align="start" style:writing-mode="lr-tb"/>
      <style:text-properties fo:font-size="24pt" style:font-size-asian="24pt"/>
    </style:style>
    <style:style style:name="P8" style:family="paragraph">
      <style:paragraph-properties fo:margin-left="0cm" fo:margin-right="0cm" fo:text-align="start" fo:text-indent="0cm"/>
    </style:style>
    <style:style style:name="P9" style:family="paragraph">
      <loext:graphic-properties draw:fill-color="#ffffff"/>
      <style:paragraph-properties fo:text-align="start" style:writing-mode="lr-tb"/>
    </style:style>
    <style:style style:name="P10" style:family="paragraph">
      <style:paragraph-properties fo:text-align="start"/>
      <style:text-properties style:font-size-asian="20pt"/>
    </style:style>
    <style:style style:name="P11" style:family="paragraph">
      <style:paragraph-properties fo:margin-left="0cm" fo:margin-right="0cm" fo:text-align="start" fo:text-indent="0cm"/>
      <style:text-properties style:font-size-asian="20pt"/>
    </style:style>
    <style:style style:name="P12" style:family="paragraph">
      <loext:graphic-properties draw:fill-color="#ffffff"/>
      <style:paragraph-properties style:writing-mode="lr-tb"/>
      <style:text-properties style:font-size-asian="20pt"/>
    </style:style>
    <style:style style:name="T1" style:family="text">
      <style:text-properties fo:font-size="20pt" style:font-size-asian="20pt" style:font-size-complex="32pt"/>
    </style:style>
    <style:style style:name="T2" style:family="text">
      <style:text-properties fo:font-size="24pt" style:font-size-asian="24pt"/>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游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游ゴシック" style:font-size-asian="20pt" style:font-style-asian="normal" style:font-weight-asian="normal" style:font-name-complex="Ari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1" draw:layer="layout" svg:width="25.199cm" svg:height="2.629cm" svg:x="1.4cm" svg:y="0.628cm" presentation:class="title">
          <draw:text-box>
            <text:p>相関図制作システム概要</text:p>
          </draw:text-box>
        </draw:frame>
        <draw:frame presentation:style-name="pr2" draw:text-style-name="P3" draw:layer="layout" svg:width="25.199cm" svg:height="12.065cm" svg:x="1.401cm" svg:y="3.685cm">
          <draw:text-box>
            <text:p text:style-name="P2"><text:span text:style-name="T1">・相関図システムとは</text:span></text:p>
            <text:p text:style-name="P2"><text:span text:style-name="T1">・開発環境</text:span></text:p>
            <text:p text:style-name="P2"><text:span text:style-name="T1">・</text:span><text:span text:style-name="T1">Apache</text:span><text:span text:style-name="T1">選定理由</text:span></text:p>
            <text:p text:style-name="P2"><text:span text:style-name="T1">・</text:span><text:span text:style-name="T1">MySQL</text:span><text:span text:style-name="T1">選定理由</text:span></text:p>
            <text:p text:style-name="P2"><text:span text:style-name="T1">・</text:span><text:span text:style-name="T1">PHP</text:span><text:span text:style-name="T1">選定理由</text:span></text:p>
            <text:p text:style-name="P2"><text:span text:style-name="T1">・</text:span><text:span text:style-name="T1">Python</text:span><text:span text:style-name="T1">選定理由</text:span></text:p>
            <text:p text:style-name="P2"><text:span text:style-name="T1">・</text:span><text:span text:style-name="T1">Vue</text:span><text:span text:style-name="T1">選定理由</text:span></text:p>
            <text:p text:style-name="P2"><text:span text:style-name="T1">・</text:span><text:span text:style-name="T1">heroku</text:span><text:span text:style-name="T1">選定理由</text:span></text:p>
            <text:p text:style-name="P2"><text:span text:style-name="T1">・設計手法</text:span></text:p>
            <text:p text:style-name="P2"><text:span text:style-name="T1">・フロントエンドアーキテクチャ</text:span></text:p>
            <text:p text:style-name="P2"><text:span text:style-name="T1">・バックエンドアーキテクチャ</text:span></text:p>
            <text:p text:style-name="P2"><text:span text:style-name="T1">・認証方式について</text:span></text:p>
            <text:p text:style-name="P2"><text:span text:style-name="T1">・</text:span><text:span text:style-name="T1">HTTP</text:span><text:span text:style-name="T1">メソッドについて</text:span></text:p>
            <text:p text:style-name="P2"><text:span text:style-name="T1">・結果コードについて</text:span></text:p>
            <text:p text:style-name="P2"><text:span text:style-name="T1">・楽観排他について</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frame presentation:style-name="pr1" draw:text-style-name="P1" draw:layer="layout" svg:width="25.199cm" svg:height="2.629cm" svg:x="1.4cm" svg:y="0.628cm" presentation:class="title">
          <draw:text-box>
            <text:p>相関図制作システムとは</text:p>
          </draw:text-box>
        </draw:frame>
        <draw:frame presentation:style-name="pr4" draw:text-style-name="P7" draw:layer="layout" svg:width="25.199cm" svg:height="10.242cm" svg:x="1.4cm" svg:y="3.685cm" presentation:class="subtitle" presentation:user-transformed="true">
          <draw:text-box>
            <text:p text:style-name="P5"><text:span text:style-name="T2">・電子書籍の需要拡大に伴い、登場人物間の関係の理解を深める手助けをするシステム。</text:span></text:p>
            <text:p text:style-name="P5"><text:span text:style-name="T2">・ユーザは本システムを使用し、物語の登場人物間の関係を保持または共有することができる。</text:span></text:p>
            <text:p text:style-name="P6"><text:span text:style-name="T3">・本システムでは時系列ごとに登場人物を管理し、登場人物をグループ化することで視覚的に</text:span><text:span text:style-name="T2">時系列刻みの関係や対立関係、友好関係等を認識できる。</text:span></text:p>
            <text:p text:style-name="P6"><text:span text:style-name="T2">・本システムではユーザ間において作成した相関図を投稿することで共有ができる。</text:span></text:p>
            <text:p text:style-name="P6"><text:span text:style-name="T2">・本システムではオフライン開発に対応しているため、インターネットに繋がらない環境での相関図作成も可能。</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presentation:style-name="pr1" draw:text-style-name="P1" draw:layer="layout" svg:width="25.199cm" svg:height="2.629cm" svg:x="1.4cm" svg:y="0.628cm" presentation:class="title">
          <draw:text-box>
            <text:p>開発環境</text:p>
          </draw:text-box>
        </draw:frame>
        <draw:frame presentation:style-name="pr4" draw:text-style-name="P9" draw:layer="layout" svg:width="25.199cm" svg:height="9.134cm" svg:x="1.4cm" svg:y="3.685cm" presentation:class="subtitle" presentation:user-transformed="true">
          <draw:text-box>
            <text:p text:style-name="P2">・WEBサーバ：Apache 2.4</text:p>
            <text:p text:style-name="P2"><text:span text:style-name="T4">・</text:span><text:span text:style-name="T4">DB</text:span>サーバ：MySQL 8</text:p>
            <text:p text:style-name="P8"><text:span text:style-name="T4">・言語：</text:span><text:span text:style-name="T4">PHP8, Python3.9</text:span>, JavaScript</text:p>
            <text:p text:style-name="P2">・フレームワーク：Vue 2.6</text:p>
            <text:p text:style-name="P2">・ソースコード管理：GitHub</text:p>
            <text:p text:style-name="P2">・本番環境：heroku</text:p>
          </draw:text-box>
        </draw:frame>
        <presentation:notes draw:style-name="dp1">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1" draw:text-style-name="P1" draw:layer="layout" svg:width="25.199cm" svg:height="2.629cm" svg:x="1.4cm" svg:y="0.628cm" presentation:class="title">
          <draw:text-box>
            <text:p>Apache選定理由</text:p>
          </draw:text-box>
        </draw:frame>
        <draw:frame presentation:style-name="pr4" draw:text-style-name="P3" draw:layer="layout" svg:width="25.199cm" svg:height="9.134cm" svg:x="1.4cm" svg:y="3.685cm" presentation:class="subtitle" presentation:user-transformed="true">
          <draw:text-box>
            <text:p text:style-name="P2"><text:span text:style-name="T1">メリット</text:span></text:p>
            <text:p text:style-name="P8"><text:span text:style-name="T5">・技術知見が多く、導入も容易なため</text:span><text:span text:style-name="T1">（</text:span><text:span text:style-name="T1">XAMPP</text:span><text:span text:style-name="T1">で事足りる）</text:span></text:p>
            <text:p text:style-name="P2"><text:span text:style-name="T1">・簡易的なセットアップが可能なため</text:span></text:p>
            <text:p text:style-name="P2"><text:span text:style-name="T1"/></text:p>
            <text:p text:style-name="P2"><text:span text:style-name="T1">デメリット</text:span></text:p>
            <text:p text:style-name="P2"><text:span text:style-name="T1">・</text:span><text:span text:style-name="T1">C10K</text:span><text:span text:style-name="T1">問題等を抱えている（</text:span><text:span text:style-name="T1">1</text:span><text:span text:style-name="T1">万ユーザの同時アクセスに耐えられない）</text:span></text:p>
            <text:p text:style-name="P2"><text:span text:style-name="T1">・</text:span><text:span text:style-name="T1">Nginx</text:span><text:span text:style-name="T1">に比べて速度が遅い</text:span></text:p>
            <text:p text:style-name="P2"><text:span text:style-name="T1"/></text:p>
            <text:p text:style-name="P2"><text:span text:style-name="T1"/></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1" draw:text-style-name="P1" draw:layer="layout" svg:width="25.199cm" svg:height="2.629cm" svg:x="1.4cm" svg:y="0.628cm" presentation:class="title">
          <draw:text-box>
            <text:p>MySQL選定理由</text:p>
          </draw:text-box>
        </draw:frame>
        <draw:frame presentation:style-name="pr5" draw:text-style-name="P3" draw:layer="layout" svg:width="25.199cm" svg:height="9.458cm" svg:x="1.4cm" svg:y="3.685cm" presentation:class="subtitle" presentation:user-transformed="true">
          <draw:text-box>
            <text:p text:style-name="P2"><text:span text:style-name="T1">メリット</text:span></text:p>
            <text:p text:style-name="P2"><text:span text:style-name="T1">・オープンソースであるため</text:span></text:p>
            <text:p text:style-name="P8"><text:span text:style-name="T5">・</text:span><text:span text:style-name="T1">技術知見が多く、導入も容易なため（</text:span><text:span text:style-name="T1">XAMPP</text:span><text:span text:style-name="T1">で事足りる）</text:span></text:p>
            <text:p text:style-name="P8"><text:span text:style-name="T1">・</text:span><text:span text:style-name="T1">PostgreSQL</text:span><text:span text:style-name="T1">に比べて処理が早い</text:span></text:p>
            <text:p text:style-name="P8"><text:span text:style-name="T1">・</text:span><text:span text:style-name="T1">SQLite</text:span><text:span text:style-name="T1">より型が多く、コンソール上で操作を行わないため（</text:span><text:span text:style-name="T1">PHPAdmin</text:span><text:span text:style-name="T1">が使える）</text:span></text:p>
            <text:p text:style-name="P2"><text:span text:style-name="T1"/></text:p>
            <text:p text:style-name="P2"><text:span text:style-name="T1">デメリット</text:span></text:p>
            <text:p text:style-name="P2"><text:span text:style-name="T1">・</text:span><text:span text:style-name="T1">C10K</text:span><text:span text:style-name="T1">問題等を抱えている</text:span></text:p>
            <text:p text:style-name="P2"><text:span text:style-name="T1">・</text:span><text:span text:style-name="T1">Nginx</text:span><text:span text:style-name="T1">に比べて速度が遅い</text:span></text:p>
            <text:p text:style-name="P2"><text:span text:style-name="T1"/></text:p>
            <text:p text:style-name="P2"><text:span text:style-name="T1"/></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1" draw:text-style-name="P1" draw:layer="layout" svg:width="25.199cm" svg:height="2.629cm" svg:x="1.4cm" svg:y="0.628cm" presentation:class="title">
          <draw:text-box>
            <text:p>PHP選定理由</text:p>
          </draw:text-box>
        </draw:frame>
        <draw:frame presentation:style-name="pr4" draw:text-style-name="P3" draw:layer="layout" svg:width="25.199cm" svg:height="9.134cm" svg:x="1.4cm" svg:y="3.685cm" presentation:class="subtitle" presentation:user-transformed="true">
          <draw:text-box>
            <text:p text:style-name="P10"><text:span text:style-name="T5">メリット</text:span></text:p>
            <text:p text:style-name="P11"><text:span text:style-name="T5">・技術知見が多く、導入も容易なため</text:span><text:span text:style-name="T1">（</text:span><text:span text:style-name="T1">XAMPP</text:span><text:span text:style-name="T1">で事足りる）</text:span></text:p>
            <text:p text:style-name="P10"><text:span text:style-name="T1">・既存の技術力が活かせるため</text:span></text:p>
            <text:p text:style-name="P10"><text:span text:style-name="T1">・</text:span><text:span text:style-name="T1">WEB</text:span><text:span text:style-name="T1">サーバのみで動作するため</text:span></text:p>
            <text:p text:style-name="P10"><text:span text:style-name="T1"/></text:p>
            <text:p text:style-name="P10"><text:span text:style-name="T1">デメリット</text:span></text:p>
            <text:p text:style-name="P10"><text:span text:style-name="T5">・</text:span><text:span text:style-name="T1">インタプリタで動的型付け言語のため動かすまで潜在バグがわからない（型変換等）</text:span></text:p>
            <text:p text:style-name="P10"><text:span text:style-name="T1"/></text:p>
          </draw:text-box>
        </draw:frame>
        <presentation:notes draw:style-name="dp1">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1" draw:text-style-name="P1" draw:layer="layout" svg:width="25.199cm" svg:height="2.629cm" svg:x="1.4cm" svg:y="0.628cm" presentation:class="title">
          <draw:text-box>
            <text:p>Python選定理由</text:p>
          </draw:text-box>
        </draw:frame>
        <draw:frame presentation:style-name="pr4" draw:text-style-name="P3" draw:layer="layout" svg:width="25.199cm" svg:height="9.134cm" svg:x="1.4cm" svg:y="3.685cm" presentation:class="subtitle" presentation:user-transformed="true">
          <draw:text-box>
            <text:p text:style-name="P2"><text:span text:style-name="T5">メリット</text:span></text:p>
            <text:p text:style-name="P8"><text:span text:style-name="T5">・</text:span><text:span text:style-name="T5">Eel</text:span><text:span text:style-name="T5">ライブラリでローカルな</text:span><text:span text:style-name="T5">GUI</text:span><text:span text:style-name="T5">開発ができるため</text:span></text:p>
            <text:p text:style-name="P8"><text:span text:style-name="T5">・</text:span><text:span text:style-name="T5">Vue</text:span><text:span text:style-name="T5">で作ったリソースを再利用できるため</text:span></text:p>
            <text:p text:style-name="P2"><text:span text:style-name="T1"/></text:p>
            <text:p text:style-name="P2"><text:span text:style-name="T1">デメリット</text:span></text:p>
            <text:p text:style-name="P2"><text:span text:style-name="T5">・</text:span><text:span text:style-name="T5">Visual Basic</text:span><text:span text:style-name="T5">で開発するより容量が重くなる</text:span></text:p>
            <text:p text:style-name="P2"><text:span text:style-name="T5">・最近登場した技術のため知見がほとんどない（</text:span><text:span text:style-name="T5">2017</text:span><text:span text:style-name="T5">年が</text:span><text:span text:style-name="T5">GitHub</text:span><text:span text:style-name="T5">最初のコミット）</text:span></text:p>
            <text:p text:style-name="P2"><text:span text:style-name="T1"/></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標準" presentation:presentation-page-layout-name="AL1T0">
        <draw:frame presentation:style-name="pr1" draw:text-style-name="P1" draw:layer="layout" svg:width="25.199cm" svg:height="2.629cm" svg:x="1.4cm" svg:y="0.628cm" presentation:class="title">
          <draw:text-box>
            <text:p>Vue選定理由</text:p>
          </draw:text-box>
        </draw:frame>
        <draw:frame presentation:style-name="pr4" draw:text-style-name="P3" draw:layer="layout" svg:width="25.199cm" svg:height="9.134cm" svg:x="1.4cm" svg:y="3.685cm" presentation:class="subtitle" presentation:user-transformed="true">
          <draw:text-box>
            <text:p text:style-name="P2"><text:span text:style-name="T1">メリット</text:span></text:p>
            <text:p text:style-name="P2"><text:span text:style-name="T1">・</text:span><text:span text:style-name="T1">SPA</text:span><text:span text:style-name="T1">なフロントエンド開発ができるため</text:span></text:p>
            <text:p text:style-name="P2"><text:span text:style-name="T1">・</text:span><text:span text:style-name="T1">Angular</text:span><text:span text:style-name="T1">や</text:span><text:span text:style-name="T1">React</text:span><text:span text:style-name="T1">に比べて学習コストが低い</text:span></text:p>
            <text:p text:style-name="P2"><text:span text:style-name="T1"/></text:p>
            <text:p text:style-name="P2"><text:span text:style-name="T1">デメリット</text:span></text:p>
            <text:p text:style-name="P2"><text:span text:style-name="T1">・学習に時間がかかる（何も知らない人は時間を使う）</text:span></text:p>
            <text:p text:style-name="P8"><text:span text:style-name="T5">・</text:span><text:span text:style-name="T1">技術力が高い（参入障壁がある、開発者が少ない）</text:span></text:p>
            <text:p text:style-name="P8"><text:span text:style-name="T1">・</text:span><text:span text:style-name="T1">SPA</text:span><text:span text:style-name="T1">開発の知見自体が少ない</text:span></text:p>
            <text:p text:style-name="P2"><text:span text:style-name="T1"/></text:p>
            <text:p text:style-name="P2"><text:span text:style-name="T1"/></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標準" presentation:presentation-page-layout-name="AL1T0">
        <draw:frame presentation:style-name="pr1" draw:text-style-name="P1" draw:layer="layout" svg:width="25.199cm" svg:height="2.629cm" svg:x="1.4cm" svg:y="0.628cm" presentation:class="title">
          <draw:text-box>
            <text:p>heroku選定理由</text:p>
          </draw:text-box>
        </draw:frame>
        <draw:frame presentation:style-name="pr4" draw:text-style-name="P3" draw:layer="layout" svg:width="25.199cm" svg:height="9.134cm" svg:x="1.4cm" svg:y="3.685cm" presentation:class="subtitle" presentation:user-transformed="true">
          <draw:text-box>
            <text:p text:style-name="P2"><text:span text:style-name="T1">メリット</text:span></text:p>
            <text:p text:style-name="P2"><text:span text:style-name="T1">・</text:span><text:span text:style-name="T1">GitHub</text:span><text:span text:style-name="T1">のブランチにプッシュすると自動デプロイしてくれる</text:span></text:p>
            <text:p text:style-name="P2"><text:span text:style-name="T1">・</text:span><text:span text:style-name="T1">PHP</text:span><text:span text:style-name="T1">と</text:span><text:span text:style-name="T1">MySQL</text:span><text:span text:style-name="T1">に対応している</text:span></text:p>
            <text:p text:style-name="P2"><text:span text:style-name="T1">・無料で使える</text:span></text:p>
            <text:p text:style-name="P2"><text:span text:style-name="T1"/></text:p>
            <text:p text:style-name="P2"><text:span text:style-name="T1">デメリット</text:span></text:p>
            <text:p text:style-name="P2"><text:span text:style-name="T1">・</text:span><text:span text:style-name="T1">heroku</text:span><text:span text:style-name="T1">と開発環境でバージョンが異なる（未実証だが調整可能）</text:span></text:p>
            <text:p text:style-name="P2"><text:span text:style-name="T1">・</text:span><text:span text:style-name="T1">Git</text:span><text:span text:style-name="T1">使えない人は</text:span><text:span text:style-name="T1">heroku</text:span><text:span text:style-name="T1">を使えない</text:span></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0">
        <draw:frame presentation:style-name="pr1" draw:text-style-name="P1" draw:layer="layout" svg:width="25.199cm" svg:height="2.629cm" svg:x="1.4cm" svg:y="0.628cm" presentation:class="title">
          <draw:text-box>
            <text:p>設計手法</text:p>
          </draw:text-box>
        </draw:frame>
        <draw:frame presentation:style-name="pr4" draw:text-style-name="P9" draw:layer="layout" svg:width="25.199cm" svg:height="9.134cm" svg:x="1.4cm" svg:y="3.685cm" presentation:class="subtitle" presentation:user-transformed="true">
          <draw:text-box>
            <text:p text:style-name="P2">MVCモデル</text:p>
            <text:p text:style-name="P2"/>
            <text:p text:style-name="P2"><text:span text:style-name="T1">メリット</text:span></text:p>
            <text:p text:style-name="P2"><text:span text:style-name="T1">・コード管理しやすい</text:span></text:p>
            <text:p text:style-name="P2"><text:span text:style-name="T1">・コードを直すときに範囲が狭くなる（共通化しているため）</text:span></text:p>
            <text:p text:style-name="P2"><text:span text:style-name="T1"/></text:p>
            <text:p text:style-name="P2"><text:span text:style-name="T1">デメリット</text:span></text:p>
            <text:p text:style-name="P2"><text:span text:style-name="T1">・コードが肥大化しやすい（共通部品だけコードが長い）</text:spa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0">
        <draw:frame presentation:style-name="pr1" draw:text-style-name="P1" draw:layer="layout" svg:width="25.199cm" svg:height="2.629cm" svg:x="1.4cm" svg:y="0.628cm" presentation:class="title">
          <draw:text-box>
            <text:p>フロントエンドアーキテクチャ</text:p>
          </draw:text-box>
        </draw:frame>
        <draw:frame presentation:style-name="pr4" draw:text-style-name="P9" draw:layer="layout" svg:width="25.199cm" svg:height="9.134cm" svg:x="1.4cm" svg:y="3.685cm" presentation:class="subtitle" presentation:user-transformed="true">
          <draw:text-box>
            <text:p text:style-name="P2">SPA（Single Page Application）</text:p>
            <text:p text:style-name="P2"/>
            <text:p text:style-name="P2"><text:span text:style-name="T1">メリット</text:span></text:p>
            <text:p text:style-name="P2"><text:span text:style-name="T1">・画面を部分更新するため、複雑な処理も重くならない</text:span></text:p>
            <text:p text:style-name="P2"><text:span text:style-name="T1">・</text:span></text:p>
            <text:p text:style-name="P2"><text:span text:style-name="T1"/></text:p>
            <text:p text:style-name="P2"><text:span text:style-name="T1">デメリット</text:span></text:p>
            <text:p text:style-name="P2"><text:span text:style-name="T1">・技術力が高い（参入障壁がある、開発者が少ない）</text:span></text:p>
            <text:p text:style-name="P2"><text:span text:style-name="T5">・</text:span><text:span text:style-name="T5">SEO</text:span><text:span text:style-name="T5">等が弱くなる（フロントのコードが汚いため）</text:span></text:p>
            <text:p text:style-name="P2"><text:span text:style-name="T5">・コードが複雑なため、実装に時間がかかる</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1T0">
        <draw:frame presentation:style-name="pr1" draw:text-style-name="P1" draw:layer="layout" svg:width="25.199cm" svg:height="2.629cm" svg:x="1.4cm" svg:y="0.628cm" presentation:class="title">
          <draw:text-box>
            <text:p>バックエンドアーキテクチャ</text:p>
          </draw:text-box>
        </draw:frame>
        <draw:frame presentation:style-name="pr4" draw:text-style-name="P9" draw:layer="layout" svg:width="25.199cm" svg:height="9.134cm" svg:x="1.4cm" svg:y="3.685cm" presentation:class="subtitle" presentation:user-transformed="true">
          <draw:text-box>
            <text:p text:style-name="P2">REST API</text:p>
            <text:p text:style-name="P2"/>
            <text:p text:style-name="P2"><text:span text:style-name="T1">メリット</text:span></text:p>
            <text:p text:style-name="P2"><text:span text:style-name="T1">・フロントエンドとバックエンドを分けて開発できる</text:span></text:p>
            <text:p text:style-name="P2"><text:span text:style-name="T1">・</text:span><text:span text:style-name="T1">1</text:span><text:span text:style-name="T1">つだけでなく複数のシステムで利用可能な資源を作れる</text:span></text:p>
            <text:p text:style-name="P2"><text:span text:style-name="T1"/></text:p>
            <text:p text:style-name="P2"><text:span text:style-name="T1">デメリット</text:span></text:p>
            <text:p text:style-name="P2"><text:span text:style-name="T5">・技術力が高い（参入障壁がある</text:span><text:span text:style-name="T1">、開発者が少ない）</text:span></text:p>
            <text:p text:style-name="P2"><text:span text:style-name="T5">・</text:span><text:span text:style-name="T1">フロントエンドとバックエンドの結合時のエラーは設計までさかのぼることがある</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draw:frame presentation:style-name="pr1" draw:text-style-name="P1" draw:layer="layout" svg:width="25.199cm" svg:height="2.629cm" svg:x="1.4cm" svg:y="0.628cm" presentation:class="title">
          <draw:text-box>
            <text:p>認証方式について</text:p>
          </draw:text-box>
        </draw:frame>
        <draw:frame presentation:style-name="pr4" draw:text-style-name="P9" draw:layer="layout" svg:width="25.199cm" svg:height="9.134cm" svg:x="1.4cm" svg:y="3.685cm" presentation:class="subtitle" presentation:user-transformed="true">
          <draw:text-box>
            <text:p text:style-name="P2">ログイン</text:p>
            <text:p text:style-name="P2"/>
            <text:p text:style-name="P2"><text:span text:style-name="T1">・ログインにはユーザ</text:span><text:span text:style-name="T1">ID</text:span><text:span text:style-name="T1">とパスワードを必要とする。</text:span></text:p>
            <text:p text:style-name="P8"><text:span text:style-name="T5">・クライアントはユーザ</text:span><text:span text:style-name="T5">ID</text:span><text:span text:style-name="T5">とパスワードを入力し、サーバに送信する。</text:span></text:p>
            <text:p text:style-name="P8"><text:span text:style-name="T5">・サーバは</text:span><text:span text:style-name="T5">DB</text:span><text:span text:style-name="T5">からユーザ</text:span><text:span text:style-name="T5">ID</text:span><text:span text:style-name="T5">に紐づくユーザ情報を取得する。</text:span></text:p>
            <text:p text:style-name="P8"><text:span text:style-name="T5">・サーバはクライアントから入手したパスワードを</text:span><text:span text:style-name="T5">SHA256</text:span><text:span text:style-name="T5">でハッシュ化して</text:span><text:span text:style-name="T5">DB</text:span><text:span text:style-name="T5">から取得したユーザ情報のパスワードと比較する</text:span><text:span text:style-name="T1">。</text:span></text:p>
            <text:p text:style-name="P8"><text:span text:style-name="T5">・比較結果が一致した場合、タイムスタンプとユーザ</text:span><text:span text:style-name="T5">ID</text:span><text:span text:style-name="T5">を結合してハッシュ化し、クッキーに</text:span><text:span text:style-name="T1">ユーザ</text:span><text:span text:style-name="T1">ID</text:span><text:span text:style-name="T1">の名前を付けて保存する。</text:span></text:p>
            <text:p text:style-name="P8"><text:span text:style-name="T1">・以後、認証確認はクッキーを参照して行う。</text:span></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0">
        <draw:frame presentation:style-name="pr1" draw:text-style-name="P1" draw:layer="layout" svg:width="25.199cm" svg:height="2.629cm" svg:x="1.4cm" svg:y="0.628cm" presentation:class="title">
          <draw:text-box>
            <text:p>HTTPメソッドについて</text:p>
          </draw:text-box>
        </draw:frame>
        <draw:frame presentation:style-name="pr4" draw:text-style-name="P9" draw:layer="layout" svg:width="25.199cm" svg:height="9.134cm" svg:x="1.4cm" svg:y="3.685cm" presentation:class="subtitle" presentation:user-transformed="true">
          <draw:text-box>
            <text:p text:style-name="P2">HTTPメソッド</text:p>
            <text:p text:style-name="P2"/>
            <text:p text:style-name="P2"><text:span text:style-name="T1">・</text:span><text:span text:style-name="T1">GET</text:span><text:span text:style-name="T1">：取得系（パラメータが</text:span><text:span text:style-name="T1">URL</text:span><text:span text:style-name="T1">）</text:span></text:p>
            <text:p text:style-name="P2"><text:span text:style-name="T1">・</text:span><text:span text:style-name="T1">POST</text:span><text:span text:style-name="T1">：登録、削除系（パラメータがボディ）</text:span></text:p>
            <text:p text:style-name="P2"><text:span text:style-name="T1">・</text:span><text:span text:style-name="T1">PUT</text:span><text:span text:style-name="T1">：更新系（パラメータがヘッダ）</text:span></text:p>
            <text:p text:style-name="P2"><text:span text:style-name="T1">・</text:span><text:span text:style-name="T1">DELETE</text:span><text:span text:style-name="T1">：なし（フロントエンドライブラリの</text:span><text:span text:style-name="T1">AXIOS</text:span><text:span text:style-name="T1">の仕様（</text:span><text:span text:style-name="T1">0.20</text:span><text:span text:style-name="T1">以降）上、</text:span><text:span text:style-name="T1">DELETE</text:span><text:span text:style-name="T1">メソッドにパラメータは含むことができないため）</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0">
        <draw:frame presentation:style-name="pr1" draw:text-style-name="P1" draw:layer="layout" svg:width="25.199cm" svg:height="2.629cm" svg:x="1.4cm" svg:y="0.628cm" presentation:class="title">
          <draw:text-box>
            <text:p>結果コードについて</text:p>
          </draw:text-box>
        </draw:frame>
        <draw:frame presentation:style-name="pr6" draw:text-style-name="P9" draw:layer="layout" svg:width="25.199cm" svg:height="9.536cm" svg:x="1.4cm" svg:y="3.685cm" presentation:class="subtitle" presentation:user-transformed="true">
          <draw:text-box>
            <text:p text:style-name="P2"><text:span text:style-name="T1"># </text:span><text:span text:style-name="T1">結果コード</text:span></text:p>
            <text:p text:style-name="P2"><text:span text:style-name="T1">必ず結果コードをレスポンスに含めて返す</text:span></text:p>
            <text:p text:style-name="P2"><text:span text:style-name="T1">- 000</text:span><text:span text:style-name="T1">： 正常</text:span></text:p>
            <text:p text:style-name="P2"><text:span text:style-name="T1">- 101</text:span><text:span text:style-name="T1">： リクエストパラメータ不正</text:span></text:p>
            <text:p text:style-name="P2"><text:span text:style-name="T1">- 102</text:span><text:span text:style-name="T1">： ユーザ</text:span><text:span text:style-name="T1">ID</text:span><text:span text:style-name="T1">またはパスワードが不正</text:span></text:p>
            <text:p text:style-name="P2"><text:span text:style-name="T1">- 103</text:span><text:span text:style-name="T1">： 認証情報不正</text:span><text:span text:style-name="T1">(</text:span><text:span text:style-name="T1">ユーザ権限がない</text:span><text:span text:style-name="T1">)</text:span></text:p>
            <text:p text:style-name="P2"><text:span text:style-name="T1">- 104</text:span><text:span text:style-name="T1">： メソッド不正</text:span></text:p>
            <text:p text:style-name="P2"><text:span text:style-name="T1">- 105</text:span><text:span text:style-name="T1">： 取得、更新対象のデータが存在しない</text:span></text:p>
            <text:p text:style-name="P2"><text:span text:style-name="T1">- 106</text:span><text:span text:style-name="T1">： 既に同一キーが存在するデータを作成しようとした</text:span></text:p>
            <text:p text:style-name="P2"><text:span text:style-name="T1">- 107</text:span><text:span text:style-name="T1">： 排他制御が行われた</text:span></text:p>
            <text:p text:style-name="P2"><text:span text:style-name="T1">- 108</text:span><text:span text:style-name="T1">： 外部との通信に失敗した</text:span></text:p>
            <text:p text:style-name="P2"><text:span text:style-name="T1">- 109</text:span><text:span text:style-name="T1">： 不正な</text:span><text:span text:style-name="T1">DB</text:span><text:span text:style-name="T1">処理を検知した</text:span></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0">
        <draw:frame presentation:style-name="pr1" draw:text-style-name="P1" draw:layer="layout" svg:width="25.199cm" svg:height="2.629cm" svg:x="1.4cm" svg:y="0.628cm" presentation:class="title">
          <draw:text-box>
            <text:p>楽観排他について</text:p>
          </draw:text-box>
        </draw:frame>
        <draw:frame presentation:style-name="pr4" draw:text-style-name="P9" draw:layer="layout" svg:width="25.199cm" svg:height="9.134cm" svg:x="1.4cm" svg:y="3.685cm" presentation:class="subtitle" presentation:user-transformed="true">
          <draw:text-box>
            <text:p text:style-name="P2"><text:span text:style-name="T1">メリット</text:span></text:p>
            <text:p text:style-name="P2"><text:span text:style-name="T1">・アクセス頻度が低い</text:span></text:p>
            <text:p text:style-name="P2"><text:span text:style-name="T1">・</text:span><text:span text:style-name="T1">DB</text:span><text:span text:style-name="T1">のテーブルカラムにバージョンを追加するだけで排他制御ができる</text:span></text:p>
            <text:p text:style-name="P2"><text:span text:style-name="T1">・デッドロックが存在しない</text:span></text:p>
            <text:p text:style-name="P2"><text:span text:style-name="T1"/></text:p>
            <text:p text:style-name="P2"><text:span text:style-name="T1">デメリット</text:span></text:p>
            <text:p text:style-name="P2"><text:span text:style-name="T1">・そもそも二人で同じものを更新する機会が現れない（今後の仕様変更に対応できるため追加している）</text:span></text:p>
            <text:p text:style-name="P2"><text:span text:style-name="T1">・同時編集できるようにするかも？？？</text:span></text:p>
            <text:p text:style-name="P2"><text:span text:style-name="T1"/></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21T22:28:15.012000000</meta:creation-date>
    <dc:date>2021-10-22T12:55:48.243000000</dc:date>
    <meta:editing-duration>PT43M20S</meta:editing-duration>
    <meta:editing-cycles>14</meta:editing-cycles>
    <meta:generator>LibreOffice/7.1.0.3$Windows_X86_64 LibreOffice_project/f6099ecf3d29644b5008cc8f48f42f4a40986e4c</meta:generator>
    <meta:document-statistic meta:object-count="85"/>
  </office:meta>
</office:document-meta>
</file>